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0f591"/>
    </style:style>
    <style:style style:name="P2" style:family="paragraph" style:parent-style-name="Standard">
      <style:text-properties officeooo:rsid="00154d8b" officeooo:paragraph-rsid="00154d8b"/>
    </style:style>
    <style:style style:name="P3" style:family="paragraph" style:parent-style-name="Standard">
      <style:text-properties officeooo:rsid="000ea799" officeooo:paragraph-rsid="0010f591"/>
    </style:style>
    <style:style style:name="P4" style:family="paragraph" style:parent-style-name="Footnote">
      <style:text-properties officeooo:paragraph-rsid="0016128f"/>
    </style:style>
    <style:style style:name="P5" style:family="paragraph" style:parent-style-name="Endnote">
      <style:text-properties officeooo:rsid="0016128f" officeooo:paragraph-rsid="0016128f"/>
    </style:style>
    <style:style style:name="P6" style:family="paragraph" style:parent-style-name="Endnote">
      <style:text-properties officeooo:rsid="0016d0e8" officeooo:paragraph-rsid="0016d0e8"/>
    </style:style>
    <style:style style:name="P7" style:family="paragraph" style:parent-style-name="Endnote">
      <style:text-properties fo:font-style="italic" officeooo:rsid="0016d0e8" officeooo:paragraph-rsid="0016d0e8" style:font-style-asian="italic" style:font-style-complex="italic"/>
    </style:style>
    <style:style style:name="P8" style:family="paragraph" style:parent-style-name="Endnote">
      <style:paragraph-properties fo:margin-left="0in" fo:margin-right="0in" fo:text-indent="0in" style:auto-text-indent="false"/>
      <style:text-properties officeooo:paragraph-rsid="0016128f"/>
    </style:style>
    <style:style style:name="T1" style:family="text">
      <style:text-properties officeooo:rsid="000ea799"/>
    </style:style>
    <style:style style:name="T2" style:family="text">
      <style:text-properties fo:font-style="italic" style:font-style-asian="italic" style:font-style-complex="italic"/>
    </style:style>
    <style:style style:name="T3" style:family="text">
      <style:text-properties fo:font-style="italic" officeooo:rsid="00103a78" style:font-style-asian="italic" style:font-style-complex="italic"/>
    </style:style>
    <style:style style:name="T4" style:family="text">
      <style:text-properties fo:font-style="italic" officeooo:rsid="000efe2b" style:font-style-asian="italic" style:font-style-complex="italic"/>
    </style:style>
    <style:style style:name="T5" style:family="text">
      <style:text-properties fo:font-style="italic" officeooo:rsid="0016128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6128f" style:font-style-asian="normal" style:font-style-complex="normal"/>
    </style:style>
    <style:style style:name="T8" style:family="text">
      <style:text-properties fo:font-style="normal" officeooo:rsid="000efe2b" style:font-style-asian="normal" style:font-style-complex="normal"/>
    </style:style>
    <style:style style:name="T9" style:family="text">
      <style:text-properties officeooo:rsid="0016128f"/>
    </style:style>
    <style:style style:name="T10" style:family="text">
      <style:text-properties officeooo:rsid="000efe2b"/>
    </style:style>
    <style:style style:name="T11" style:family="text">
      <style:text-properties officeooo:rsid="0016d0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 text:c="21"/>The Japanese Dilemma: Americas' Response to Pearl Harbor and Xenophobia </text:p>
      <text:p text:style-name="P1"/>
      <text:p text:style-name="P1"><text:span text:style-name="T1"><text:s/><text:tab/>The attack on Pearl Harbor in December in 1941 by the Japanese Empire worked as a catalyst to help fuel a rising <text:s/>xenophobia in the United States in 1942. Anglo-Saxon American citizens were emboldened to voice their suspicions of the Japanese community both locally and abroad. Additionally, most large Japanese-American communities lived near important ports, airports, and military bases. While these communities were established because most Japanese immigrants worked as farmers or fishers and/or had minimal funds with which to move away from their point of arrival, the proximity of these communities to significant civilian and military targets contributed to the growing suspicion cast upon the Japanese immigrant and Japanese-American communities</text:span><text:span text:style-name="T1"><text:note text:id="ftn0" text:note-class="endnote"><text:note-citation>i</text:note-citation><text:note-body><text:p text:style-name="P8"><text:s/><text:span text:style-name="T11">U.S. National Archives, </text:span>“<text:span text:style-name="T7">Teaching with Documents: Documents and Photographs Related to Japanese Relocation During World War II.” </text:span><text:span text:style-name="T5">National Archives.gov, </text:span><text:span text:style-name="T7">Accessed June 21, 2016, https://www.archives.gov/education/lessons/japanese-relocation/</text:span></text:p><text:p text:style-name="P8"><text:span text:style-name="T7"/></text:p></text:note-body></text:note></text:span><text:span text:style-name="T1">. To address the government and the American public's growing fears, President Roosevelt issued Executive Order 9066, which relocated all persons of Japanese ancestry, both citizen and aliens, inland outside of the military zone</text:span><text:span text:style-name="T1"><text:note text:id="ftn1" text:note-class="endnote"><text:note-citation text:label="2">2</text:note-citation><text:note-body><text:p text:style-name="P4"><text:span text:style-name="T10">Roosevelt, Franklin D., </text:span><text:span text:style-name="T4">Presidential Proclamation</text:span><text:span text:style-name="T3"> 9066</text:span><text:span text:style-name="T4">, </text:span><text:span text:style-name="T8">digital full text, January 14,1942. </text:span><text:span text:style-name="T7">http://www.fdrlibrary.marist.edu/archives/pdfs/internment.pdf</text:span><text:span text:style-name="T7"> </text:span></text:p></text:note-body></text:note></text:span><text:span text:style-name="T1">. Specifically, they were relocated to internment camps. </text:span></text:p>
      <text:p text:style-name="P1"/>
      <text:p text:style-name="P3"><text:s text:c="5"/><text:tab/>In his decree Roosevelt says the “successful prosecution of the war requires every possible protection against espionage and against sabotage to national-defense” <text:note text:id="ftn2" text:note-class="endnote"><text:note-citation text:label="3">3</text:note-citation><text:note-body><text:p text:style-name="P5">Roosevelt, Franklin D., <text:span text:style-name="T2">Presidential Proclomation 9066.</text:span></text:p></text:note-body></text:note>. Roosevelt also stated specifically in the decree that the Secretary of War, and Military Commanders in charge of the different camps had the authority to run the camp how they saw fit, <text:span text:style-name="T9">as well as</text:span> take any action they deem necessary to keep everyone <text:span text:style-name="T9">compliant</text:span>. However, in the propaganda piece released by the U.S Office of War Information, the U.S say that they are protecting the Japanese-Americans and other citizens by relocating them to the internment camps<text:note text:id="ftn3" text:note-class="endnote"><text:note-citation text:label="4">4</text:note-citation><text:note-body><text:p text:style-name="P6">U.S. Office of War Information, <text:span text:style-name="T2">Japanese Relocation</text:span><text:span text:style-name="T6">, published 1943. Accessed June 21, 2016. </text:span></text:p></text:note-body></text:note>. The video also suggest that radical <text:span text:style-name="T9">Non-Japanese</text:span> Americans could potentially take physical action against Japanese-Americans; <text:span text:style-name="T9">however, it</text:span> does not <text:span text:style-name="T9">clearly state or even allude to</text:span> the harm that could come from the Commanders in charge since they were allowed to take any action that <text:span text:style-name="T11">was deemed</text:span> appropriate. Essentially, while these camps were presented as a way to protect all Americans citizens, included those of Japanese decent, the reality of the situation was that these camps were created as a result of <text:span text:style-name="T11">the </text:span>xenophobia that manifested in the wake of Pearl Harbor. In fact, while the government was publicly telling its citizens that <text:span text:style-name="T11">the internment camps were</text:span> an act of charity, <text:span text:style-name="T11">justices on the Supreme Court were declaring internment tantamount to racism</text:span>. <text:span text:style-name="T11">I</text:span>n Korematsu v. United States, <text:span text:style-name="T11">Justice Black points out in the ruling opinion </text:span>that “all legal restrictions which curtail the civil rights of a single racial group are immediately suspect”<text:note text:id="ftn4" text:note-class="endnote"><text:note-citation text:label="5">5</text:note-citation><text:note-body><text:p text:style-name="P7">Korematsu v. United States, <text:span text:style-name="T6">323 U.S. 214 (1944). </text:span></text:p></text:note-body></text:note>. <text:span text:style-name="T11">Shockingly, he noted all of this while delivering a 9-3 decision in favor of the United States. However, Justice Murphy, in his dissenting opinion clearly states that the “exclusion of 'all persons of Japanese ancestry, both alien and non-alien,' from the Pacific Coast area on a plea of military necessity in the absence of martial law ought not be approved. Such exclusion goes over 'the brink of constitutional power,' and falls into the ugly abyss of racism”</text:span><text:span text:style-name="T11"><text:note text:id="ftn5" text:note-class="endnote"><text:note-citation text:label="6">6</text:note-citation><text:note-body><text:p text:style-name="P7">Korematsu v. United States, <text:span text:style-name="T6">323 U.S. 214 (1944). </text:span></text:p></text:note-body></text:note></text:span><text:span text:style-name="T11">. Despite what the Supreme Court recognized in 1944 and again in 1988, the American people continue to discriminate against those of none white Anglo-Saxon decent as evidenced by the overwhelming support for policies and politicians that embrace xenophobia under the guise of national secu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22:31:08.991382552</meta:creation-date>
    <dc:date>2016-06-22T07:12:05.255657534</dc:date>
    <meta:editing-duration>PT24M</meta:editing-duration>
    <meta:editing-cycles>3</meta:editing-cycles>
    <meta:generator>LibreOffice/5.0.3.2$Linux_X86_64 LibreOffice_project/00m0$Build-2</meta:generator>
    <meta:document-statistic meta:table-count="0" meta:image-count="0" meta:object-count="0" meta:page-count="3" meta:paragraph-count="9" meta:word-count="604" meta:character-count="4121" meta:non-whitespace-character-count="3489"/>
  </office:meta>
</office:document-meta>
</file>